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2b7" officeooo:paragraph-rsid="000742b7"/>
    </style:style>
    <style:style style:name="P2" style:family="paragraph" style:parent-style-name="Standard">
      <style:text-properties officeooo:rsid="0007dec3" officeooo:paragraph-rsid="0007dec3"/>
    </style:style>
    <style:style style:name="P3" style:family="paragraph" style:parent-style-name="Standard">
      <style:paragraph-properties fo:text-align="center" style:justify-single-word="false"/>
      <style:text-properties officeooo:rsid="0007dec3" officeooo:paragraph-rsid="0007dec3"/>
    </style:style>
    <style:style style:name="P4" style:family="paragraph" style:parent-style-name="Standard">
      <style:paragraph-properties fo:text-align="start" style:justify-single-word="false"/>
      <style:text-properties officeooo:rsid="0007dec3" officeooo:paragraph-rsid="0007d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Wynn</text:p>
      <text:p text:style-name="P2">ME EN 575 Optimization</text:p>
      <text:p text:style-name="P1">Homework 4 Report</text:p>
      <text:p text:style-name="P2">February 23, 2018</text:p>
      <text:p text:style-name="P2"/>
      <text:p text:style-name="P3">Derivatives</text:p>
      <text:p text:style-name="P3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7:25:06.592391016</meta:creation-date>
    <dc:date>2018-02-23T17:29:25.965333946</dc:date>
    <meta:editing-duration>PT4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3" meta:character-count="77" meta:non-whitespace-character-count="69"/>
  </office:meta>
</office:document-meta>
</file>